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82daa" officeooo:paragraph-rsid="00082da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82daa" officeooo:paragraph-rsid="00082daa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82daa" officeooo:paragraph-rsid="00082da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2daa" officeooo:paragraph-rsid="00082da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ae2d" officeooo:paragraph-rsid="0008ae2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ae2d" officeooo:paragraph-rsid="000a9de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b66e" officeooo:paragraph-rsid="000ab66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2daa" officeooo:paragraph-rsid="000881e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81e1" officeooo:paragraph-rsid="000881e1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81e1" officeooo:paragraph-rsid="000881e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b66e" officeooo:paragraph-rsid="000c73e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73e8" officeooo:paragraph-rsid="000c73e8" style:font-size-asian="14pt" style:font-weight-asian="bold" style:font-size-complex="14pt" style:font-weight-complex="bold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73e8" officeooo:paragraph-rsid="000c73e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2b75" officeooo:paragraph-rsid="000d2b7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2b75" officeooo:paragraph-rsid="000e4b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b66e" officeooo:paragraph-rsid="000ab66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b66e" officeooo:paragraph-rsid="000c73e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82daa" officeooo:paragraph-rsid="00082daa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82daa" officeooo:paragraph-rsid="000881e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81e1" officeooo:paragraph-rsid="000881e1" style:font-size-asian="10.5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81e1" officeooo:paragraph-rsid="000881e1" style:font-size-asian="10.5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81e1" officeooo:paragraph-rsid="0008ae2d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81e1" officeooo:paragraph-rsid="000e4b3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81e1" officeooo:paragraph-rsid="0008ae2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ae2d" officeooo:paragraph-rsid="0008ae2d" style:font-size-asian="10.5pt" style:font-weight-asian="bold" style:font-size-complex="12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ae2d" officeooo:paragraph-rsid="0008ae2d" style:font-size-asian="10.5pt" style:font-weight-asian="bold" style:font-size-complex="12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4b30" officeooo:paragraph-rsid="000e4b3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b66e" officeooo:paragraph-rsid="000c73e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ae2d" officeooo:paragraph-rsid="0008ae2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b66e" officeooo:paragraph-rsid="000ab66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3e8" officeooo:paragraph-rsid="000c73e8" style:font-size-asian="10.5pt" style:font-weight-asian="normal" style:font-size-complex="12pt" style:font-weight-complex="normal"/>
    </style:style>
    <style:style style:name="P32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0d2b75" officeooo:paragraph-rsid="000d2b7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75" officeooo:paragraph-rsid="000d2b75" style:font-size-asian="10.5pt" style:font-weight-asian="normal" style:font-size-complex="12pt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0d2b75" officeooo:paragraph-rsid="000d2b75" style:font-size-asian="10.5pt" style:font-weight-asian="normal" style:font-size-complex="12pt" style:font-weight-complex="normal"/>
    </style:style>
    <style:style style:name="P35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officeooo:rsid="000d2b75" officeooo:paragraph-rsid="000d2b7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4b30" officeooo:paragraph-rsid="000e4b30" style:font-size-asian="10.5pt" style:font-weight-asian="normal" style:font-size-complex="12pt" style:font-weight-complex="normal"/>
    </style:style>
    <style:style style:name="P37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officeooo:rsid="000e4b30" officeooo:paragraph-rsid="000e4b3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ae2d" officeooo:paragraph-rsid="000a9de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9de4" officeooo:paragraph-rsid="000a9de4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a9de4" officeooo:paragraph-rsid="000a9de4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a9de4" officeooo:paragraph-rsid="000ab66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9de4" officeooo:paragraph-rsid="000ab66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b66e" officeooo:paragraph-rsid="000ab66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3e8" officeooo:paragraph-rsid="000c73e8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0881e1"/>
    </style:style>
    <style:style style:name="P46" style:family="paragraph" style:parent-style-name="Standard" style:list-style-name="L6">
      <style:paragraph-properties fo:text-align="start" style:justify-single-word="false"/>
      <style:text-properties officeooo:paragraph-rsid="000ab66e"/>
    </style:style>
    <style:style style:name="P47" style:family="paragraph" style:parent-style-name="Standard">
      <style:paragraph-properties fo:text-align="start" style:justify-single-word="false"/>
      <style:text-properties officeooo:paragraph-rsid="000c73e8"/>
    </style:style>
    <style:style style:name="P48" style:family="paragraph" style:parent-style-name="Standard" style:list-style-name="L10">
      <style:paragraph-properties fo:text-align="start" style:justify-single-word="false"/>
      <style:text-properties officeooo:paragraph-rsid="000c73e8"/>
    </style:style>
    <style:style style:name="P49" style:family="paragraph" style:parent-style-name="Standard" style:list-style-name="L11">
      <style:paragraph-properties fo:text-align="start" style:justify-single-word="false"/>
      <style:text-properties officeooo:paragraph-rsid="000c73e8"/>
    </style:style>
    <style:style style:name="P50" style:family="paragraph" style:parent-style-name="Standard" style:list-style-name="L13">
      <style:paragraph-properties fo:text-align="start" style:justify-single-word="false"/>
      <style:text-properties officeooo:paragraph-rsid="000c73e8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0881e1" officeooo:paragraph-rsid="000881e1"/>
    </style:style>
    <style:style style:name="P52" style:family="paragraph" style:parent-style-name="Standard">
      <style:paragraph-properties fo:text-align="start" style:justify-single-word="false"/>
      <style:text-properties officeooo:rsid="000881e1" officeooo:paragraph-rsid="000881e1"/>
    </style:style>
    <style:style style:name="P53" style:family="paragraph" style:parent-style-name="Standard">
      <style:paragraph-properties fo:text-align="start" style:justify-single-word="false"/>
      <style:text-properties style:text-underline-style="none" officeooo:paragraph-rsid="000c73e8"/>
    </style:style>
    <style:style style:name="P54" style:family="paragraph" style:parent-style-name="Standard">
      <style:paragraph-properties fo:text-align="start" style:justify-single-word="false"/>
      <style:text-properties officeooo:rsid="000ab66e" officeooo:paragraph-rsid="000ab66e"/>
    </style:style>
    <style:style style:name="P55" style:family="paragraph" style:parent-style-name="Standard" style:list-style-name="L6">
      <style:paragraph-properties fo:text-align="start" style:justify-single-word="false"/>
      <style:text-properties officeooo:rsid="000ab66e" officeooo:paragraph-rsid="000ab66e"/>
    </style:style>
    <style:style style:name="P56" style:family="paragraph" style:parent-style-name="Standard" style:list-style-name="L6">
      <style:paragraph-properties fo:text-align="start" style:justify-single-word="false"/>
      <style:text-properties officeooo:rsid="000e4b30" officeooo:paragraph-rsid="000e4b30"/>
    </style:style>
    <style:style style:name="P57" style:family="paragraph" style:parent-style-name="Standard">
      <style:paragraph-properties fo:text-align="center" style:justify-single-word="false" fo:break-before="page"/>
      <style:text-properties fo:font-size="18pt" fo:font-weight="bold" officeooo:rsid="00082daa" officeooo:paragraph-rsid="00082daa" style:font-size-asian="15.75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0ab66e" officeooo:paragraph-rsid="000ab66e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08ae2d" officeooo:paragraph-rsid="0008ae2d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0ab66e" officeooo:paragraph-rsid="000c73e8" style:font-size-asian="14pt" style:font-weight-asian="bold" style:font-size-complex="14pt" style:font-weight-complex="bold"/>
    </style:style>
    <style:style style:name="T1" style:family="text">
      <style:text-properties officeooo:rsid="000881e1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82da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881e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e4b30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ab66e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c73e8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e4b30" style:font-size-asian="10.5pt" style:font-weight-asian="normal" style:font-size-complex="12pt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8ae2d" style:font-weight-asian="normal" style:font-weight-complex="normal"/>
    </style:style>
    <style:style style:name="T12" style:family="text">
      <style:text-properties style:text-underline-style="none" fo:font-weight="normal" officeooo:rsid="000e4b30" style:font-weight-asian="normal" style:font-weight-complex="normal"/>
    </style:style>
    <style:style style:name="T13" style:family="text">
      <style:text-properties officeooo:rsid="000a9de4"/>
    </style:style>
    <style:style style:name="T14" style:family="text">
      <style:text-properties officeooo:rsid="000ab66e"/>
    </style:style>
    <style:style style:name="T15" style:family="text">
      <style:text-properties officeooo:rsid="000c73e8"/>
    </style:style>
    <style:style style:name="T16" style:family="text">
      <style:text-properties style:font-size-asian="10.5pt"/>
    </style:style>
    <style:style style:name="T17" style:family="text">
      <style:text-properties officeooo:rsid="000e4b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INTELIGENCIA ARTIFICIAL</text:p>
      <text:p text:style-name="P2"/>
      <text:p text:style-name="P2">PRACTICA 2</text:p>
      <text:p text:style-name="P2"/>
      <text:p text:style-name="P3"/>
      <text:p text:style-name="P3">Daniel, Garduño Hernandez</text:p>
      <text:p text:style-name="P3">Mario Valdemaro, Garcia Roque</text:p>
      <text:p text:style-name="P3"/>
      <text:p text:style-name="P3"/>
      <text:p text:style-name="P57">Pseudocodigos.</text:p>
      <text:p text:style-name="P3"/>
      <text:p text:style-name="P4">EJERCICIO 1</text:p>
      <text:p text:style-name="P18">(defun f-goal-test-galaxy (state planets-destination) )</text:p>
      <text:p text:style-name="P18"><text:tab/></text:p>
      <text:list xml:id="list4206884592636762035" text:style-name="L1">
        <text:list-item>
          <text:p text:style-name="P45"><text:span text:style-name="T5">if</text:span><text:span text:style-name="T3"> </text:span><text:span text:style-name="T5">state = null</text:span><text:span text:style-name="T4">:</text:span></text:p>
          <text:list>
            <text:list-header>
              <text:p text:style-name="P19"><text:span text:style-name="T1">NIL</text:span></text:p>
            </text:list-header>
          </text:list>
        </text:list-item>
        <text:list-item>
          <text:p text:style-name="P45"><text:span text:style-name="T5">else</text:span><text:span text:style-name="T4">:</text:span><text:span text:style-name="T3"> </text:span></text:p>
          <text:list>
            <text:list-header>
              <text:p text:style-name="P51"><text:span text:style-name="T2">Se devuelve le resultado de la búsqueda de state en la lista <text:s/></text:span><text:span text:style-name="T3">planets -destination.</text:span></text:p>
            </text:list-header>
          </text:list>
        </text:list-item>
      </text:list>
      <text:p text:style-name="P52"/>
      <text:p text:style-name="P8">EJERCICIO <text:span text:style-name="T1">2</text:span></text:p>
      <text:p text:style-name="P8"/>
      <text:p text:style-name="P9"><text:span text:style-name="T6">(defun f-h-galaxy (state sensors) )</text:span></text:p>
      <text:p text:style-name="P9"/>
      <text:list xml:id="list1281198353549173998" text:style-name="L2">
        <text:list-item>
          <text:p text:style-name="P10"><text:span text:style-name="T9">if</text:span><text:span text:style-name="T6"> state </text:span><text:span text:style-name="T9">= null</text:span><text:span text:style-name="T6"> o</text:span><text:span text:style-name="T9">r</text:span><text:span text:style-name="T6"> sensores </text:span><text:span text:style-name="T9">= null</text:span><text:span text:style-name="T6">:</text:span></text:p>
          <text:list>
            <text:list-header>
              <text:p text:style-name="P10"><text:span text:style-name="T6">NIL</text:span></text:p>
            </text:list-header>
          </text:list>
        </text:list-item>
        <text:list-item>
          <text:p text:style-name="P10"><text:span text:style-name="T9">else</text:span><text:span text:style-name="T6">:</text:span></text:p>
          <text:list>
            <text:list-header>
              <text:p text:style-name="P10"><text:span text:style-name="T6">Se devuelve la heurística que hay para el estado dado.</text:span></text:p>
            </text:list-header>
          </text:list>
        </text:list-item>
      </text:list>
      <text:p text:style-name="P9"/>
      <text:p text:style-name="P8">EJERCICIO <text:span text:style-name="T1">3</text:span></text:p>
      <text:p text:style-name="P8"/>
      <text:p text:style-name="P20"><text:span text:style-name="T10">(defun navigate-white-hole (state white-holes))</text:span></text:p>
      <text:p text:style-name="P20"/>
      <text:list xml:id="list396256291673526781" text:style-name="L3">
        <text:list-item>
          <text:p text:style-name="P21"><text:span text:style-name="T12">if</text:span><text:span text:style-name="T10"> state </text:span><text:span text:style-name="T12">= null</text:span><text:span text:style-name="T10"> o</text:span><text:span text:style-name="T12">r</text:span><text:span text:style-name="T10"> white- holes </text:span><text:span text:style-name="T12">= null</text:span><text:span text:style-name="T10">:</text:span></text:p>
          <text:list>
            <text:list-header>
              <text:p text:style-name="P21"><text:span text:style-name="T10">NIL</text:span></text:p>
            </text:list-header>
          </text:list>
        </text:list-item>
        <text:list-item>
          <text:p text:style-name="P27"><text:span text:style-name="T10">else:</text:span></text:p>
          <text:list>
            <text:list-header>
              <text:p text:style-name="P21"><text:span text:style-name="T10">Busca en la lista de white-holes si existe un entrada para state, si existe crea una accion en la que pone como origen state, como nodo destino el </text:span><text:span text:style-name="T11">otro estado que aparezca en la entrada de la lista que hemos sacado y asignando un coste a la acción de ir de un estado a otro.</text:span></text:p>
            </text:list-header>
          </text:list>
        </text:list-item>
      </text:list>
      <text:p text:style-name="P20"/>
      <text:p text:style-name="P25"><text:span text:style-name="T10">(defun navigate-worm-hole (state worm-holes))</text:span></text:p>
      <text:p text:style-name="P25"/>
      <text:list xml:id="list194342725441162" text:continue-numbering="true" text:style-name="L3">
        <text:list-item>
          <text:p text:style-name="P22"><text:span text:style-name="T10">Si state </text:span><text:span text:style-name="T12">= null</text:span><text:span text:style-name="T10"> o</text:span><text:span text:style-name="T12">r</text:span><text:span text:style-name="T10"> </text:span><text:span text:style-name="T11">worm</text:span><text:span text:style-name="T10">- holes </text:span><text:span text:style-name="T12">= null</text:span><text:span text:style-name="T10">:</text:span></text:p>
          <text:list>
            <text:list-header>
              <text:p text:style-name="P22"><text:span text:style-name="T10">NIL</text:span></text:p>
            </text:list-header>
          </text:list>
        </text:list-item>
        <text:list-item>
          <text:p text:style-name="P23"><text:span text:style-name="T12">else</text:span><text:span text:style-name="T10">:</text:span></text:p>
          <text:list>
            <text:list-header>
              <text:p text:style-name="P22"><text:span text:style-name="T10">Busca en la lista de </text:span><text:span text:style-name="T11">worm</text:span><text:span text:style-name="T10">-holes si existe un entrada para state, si existe crea una accion en la que pone como origen state, como nodo destino el </text:span><text:span text:style-name="T11">otro estado que aparezca en la entrada de la lista que hemos sacado y asignando un coste a la acción de ir de un estado a otro.</text:span></text:p>
            </text:list-header>
          </text:list>
        </text:list-item>
      </text:list>
      <text:p text:style-name="P24"/>
      <text:p text:style-name="P59">EJERCICIO 4</text:p>
      <text:p text:style-name="P5"/>
      <text:p text:style-name="P25"><text:span text:style-name="T10">(setf *A-star*)</text:span></text:p>
      <text:p text:style-name="P25"/>
      <text:p text:style-name="P25"><text:span text:style-name="T10">Define una estrategia de busqueda a estrella, llamando a la funcion (node-f-&lt;=)</text:span></text:p>
      <text:p text:style-name="P25"/>
      <text:p text:style-name="P25"><text:span text:style-name="T10">(defun node-f-&lt;= (node-1 node-2))</text:span></text:p>
      <text:p text:style-name="P25"/>
      <text:list xml:id="list7173145982366771292" text:style-name="L4">
        <text:list-item>
          <text:p text:style-name="P26"><text:span text:style-name="T12">If no</text:span><text:span text:style-name="T10">de-1 </text:span><text:span text:style-name="T12">&gt;</text:span><text:span text:style-name="T10"> node-2:</text:span></text:p>
          <text:list>
            <text:list-header>
              <text:p text:style-name="P26"><text:span text:style-name="T10">NIL</text:span></text:p>
            </text:list-header>
          </text:list>
        </text:list-item>
        <text:list-item>
          <text:p text:style-name="P26"><text:span text:style-name="T10">else:</text:span></text:p>
          <text:list>
            <text:list-header>
              <text:p text:style-name="P26"><text:span text:style-name="T10">T</text:span></text:p>
            </text:list-header>
          </text:list>
        </text:list-item>
      </text:list>
      <text:p text:style-name="P5">EJERCICIO 5</text:p>
      <text:p text:style-name="P5"/>
      <text:p text:style-name="P29">(setf *galaxy-M35*)</text:p>
      <text:p text:style-name="P29"/>
      <text:p text:style-name="P29">Define un problema de una galaxia <text:span text:style-name="T13">asignando</text:span> l<text:span text:style-name="T13">o</text:span>s *white-holes*,*worm-holes* y *sensors*</text:p>
      <text:p text:style-name="P29"/>
      <text:p text:style-name="P6">EJERCICIO <text:span text:style-name="T13">6</text:span></text:p>
      <text:p text:style-name="P38"/>
      <text:p text:style-name="P39">(defun expand-node (node problem))</text:p>
      <text:p text:style-name="P39"/>
      <text:list xml:id="list5807980151812283486" text:style-name="L5">
        <text:list-item>
          <text:p text:style-name="P40"><text:span text:style-name="T17">If no</text:span>de <text:span text:style-name="T17">= null</text:span> o<text:span text:style-name="T17">r</text:span> problem <text:span text:style-name="T17">= null</text:span>:</text:p>
          <text:list>
            <text:list-header>
              <text:p text:style-name="P40">NIL</text:p>
            </text:list-header>
          </text:list>
        </text:list-item>
        <text:list-item>
          <text:p text:style-name="P40">else:</text:p>
          <text:list>
            <text:list-header>
              <text:p text:style-name="P40">Busca en problem el nodo que le hemos pasado:</text:p>
              <text:list>
                <text:list-header>
                  <text:p text:style-name="P41">Si lo encuentra saca los elementos de las listas worm-holes, white-holes y sensors, con estos elementos se extraen los costes y las heurísticas <text:s/>y con ellos se asignan a una lista de estructuras nodes que se devolverá, donde los datos que se rellena son el padre (que es node), la acción (que consiste en llamar a la funci<text:span text:style-name="T14">ó</text:span>n <text:span text:style-name="T14">del ejercicio 3</text:span>), <text:span text:style-name="T14">g que sera la suma del coste de desplazarse de un nodo a otro mas la “g” que arrastre nodo, “h” que sera la heurística que hemos sacado de sensores y “f” que es la suma de los datos anteriores. Este proceso se repetirá para cada elemento que hayamos extraído de <text:s/></text:span>worm-holes <text:span text:style-name="T14">y</text:span> white-holes.</text:p>
                </text:list-header>
              </text:list>
            </text:list-header>
          </text:list>
        </text:list-item>
      </text:list>
      <text:p text:style-name="P42"/>
      <text:p text:style-name="P43">Aclaraciones: <text:span text:style-name="T17">s</text:span>e puede ver en el código que hay muchas comprobaciones en las sumas, ya que registramos un error en algunos casos en los que hacia una suma con <text:span text:style-name="T17">NIL</text:span>, lo que falla, por lo que decidimos poner comprobaciones de si el elemento que vamos a sumar es NIL o no.</text:p>
      <text:p text:style-name="P43"/>
      <text:p text:style-name="P43">Esto hace el código algo ilegible pero para facilitar la comprensión hay que pensar que cada argumento que se le pase a la suma sera de la forma:</text:p>
      <text:p text:style-name="P43"/>
      <text:p text:style-name="P43">(if(null x) 0 x)</text:p>
      <text:p text:style-name="P43"/>
      <text:p text:style-name="P43">Por otro lado a la hora de hacer la suma de “f” en vez de hacerlo de forma directa, sumar los valores de “g” y “h”, se utilizan los contenidos de las operaciones que de las operaciones para obtener “g” y “h” y se suman.</text:p>
      <text:p text:style-name="P43"/>
      <text:p text:style-name="P43"/>
      <text:p text:style-name="P58"/>
      <text:p text:style-name="P7">EJERCICIO 7</text:p>
      <text:p text:style-name="P16"/>
      <text:p text:style-name="P30">(defun insert-nodes-strategy (nodes lst-nodes strategy))</text:p>
      <text:p text:style-name="P30"/>
      <text:list xml:id="list4936600154741240386" text:style-name="L6">
        <text:list-item>
          <text:p text:style-name="P46"><text:span text:style-name="T9">If no</text:span><text:span text:style-name="T7">des, lst-nodes o</text:span><text:span text:style-name="T9">r</text:span><text:span text:style-name="T7"> strategy </text:span><text:span text:style-name="T9">= null</text:span><text:span text:style-name="T7">: </text:span></text:p>
          <text:list>
            <text:list-header>
              <text:p text:style-name="P55"><text:span text:style-name="T6">NIL</text:span></text:p>
            </text:list-header>
          </text:list>
        </text:list-item>
        <text:list-item>
          <text:p text:style-name="P56"><text:span text:style-name="T6">Else:</text:span></text:p>
          <text:list>
            <text:list-header>
              <text:p text:style-name="P55"><text:span text:style-name="T6">Inserta de forma ordenada la lista de nodos nodes en la lista de lst-nodes mediante la estrategia strategy. La forma de hacerlo sera mediante una función (sort) que comprobara que dados dos nodos </text:span><text:span text:style-name="T8">si la estrategia devuelve NIL o T y dependiendo del resultado los ordenadara de una forma o de otra.</text:span></text:p>
            </text:list-header>
          </text:list>
        </text:list-item>
      </text:list>
      <text:p text:style-name="P54"/>
      <text:p text:style-name="P11"><text:span text:style-name="T15">EJERCICIO 8</text:span></text:p>
      <text:p text:style-name="P11"/>
      <text:p text:style-name="P12"><text:span text:style-name="T6">(defun graph-search (problem strategy)) </text:span></text:p>
      <text:p text:style-name="P12"/>
      <text:list xml:id="list7702027814904357105" text:style-name="L7">
        <text:list-item>
          <text:p text:style-name="P13"><text:span text:style-name="T6">Llama a la función <text:s/>graph-search-aux pasándole como argumentos “problem”, “strategy”, el nodo inicial y una lista vacía.</text:span></text:p>
        </text:list-item>
      </text:list>
      <text:p text:style-name="P12"><text:span text:style-name="T6"/></text:p>
      <text:p text:style-name="P12"><text:span text:style-name="T6">(defun graph-search-aux (problem strategy open-nodes closed-nodes)</text:span></text:p>
      <text:list xml:id="list1814127138084268726" text:style-name="L10">
        <text:list-item>
          <text:p text:style-name="P48"><text:span text:style-name="T8">Si la lista open-nodes está vacía:</text:span></text:p>
          <text:list>
            <text:list-header>
              <text:p text:style-name="P48"><text:span text:style-name="T8">terminar [no se han encontrado solución]</text:span></text:p>
            </text:list-header>
          </text:list>
        </text:list-item>
        <text:list-item>
          <text:p text:style-name="P48"><text:span text:style-name="T8"><text:s/>Extraer el primer nodo de la lista open-nodes o si dicho nodo cumple el test objetivo:</text:span></text:p>
        </text:list-item>
      </text:list>
      <text:p text:style-name="P12"><text:span text:style-name="T6"><text:tab/><text:tab/>evaluar a la solución y terminar.</text:span></text:p>
      <text:list xml:id="list7765022937112868732" text:style-name="L11">
        <text:list-item>
          <text:p text:style-name="P49"><text:span text:style-name="T8">En caso contrario:</text:span></text:p>
        </text:list-item>
        <text:list-item>
          <text:p text:style-name="P49"><text:span text:style-name="T8">Si el nodo considerado no está en closed-nodes o es inferior al que está en closed-nodes de acuerdo con la estrategia strategy:</text:span></text:p>
        </text:list-item>
      </text:list>
      <text:p text:style-name="P47"><text:span text:style-name="T8"><text:tab/><text:tab/>expandir el nodo e insertar los nodos generados en la lista open-nodes de acuerdo <text:tab/><text:tab/>con la estrategia strategy. incluir el nodo recién expandido al comienzo de la lista <text:tab/><text:tab/>closed-nodes.</text:span></text:p>
      <text:list xml:id="list5099068354368328833" text:style-name="L13">
        <text:list-item>
          <text:p text:style-name="P50"><text:span text:style-name="T8">Continuar la búsqueda eliminando el nodo considerado de la lista open-nodes.</text:span></text:p>
        </text:list-item>
      </text:list>
      <text:p text:style-name="P53"/>
      <text:p text:style-name="P11"><text:span text:style-name="T15">EJERCICIO 9</text:span></text:p>
      <text:p text:style-name="P28"/>
      <text:p text:style-name="P44">(defun a-star-search (problem))</text:p>
      <text:p text:style-name="P44"/>
      <text:p text:style-name="P44">Llama a la función <text:s/><text:span text:style-name="T16">graph-search con la estrategia A estrella definida anteriormente.</text:span></text:p>
      <text:p text:style-name="P44"/>
      <text:p text:style-name="P44"><text:span text:style-name="T16"/></text:p>
      <text:p text:style-name="P11"/>
      <text:p text:style-name="P60"><text:span text:style-name="T15">EJERCICIO 10 </text:span></text:p>
      <text:p text:style-name="P17"/>
      <text:p text:style-name="P31">(defun tree-path (node))</text:p>
      <text:p text:style-name="P31"/>
      <text:p text:style-name="P31">Llama a <text:s/>tree-path-aux con node y una lista vacia.</text:p>
      <text:p text:style-name="P31"/>
      <text:p text:style-name="P31">(defun tree-path-aux (node states))</text:p>
      <text:p text:style-name="P31"/>
      <text:list xml:id="list6618298287921191909" text:style-name="L14">
        <text:list-item>
          <text:p text:style-name="P32"><text:span text:style-name="T17">If no</text:span>de <text:span text:style-name="T17">= null</text:span>:</text:p>
        </text:list-item>
      </text:list>
      <text:p text:style-name="P33"><text:tab/>Devuelve states.</text:p>
      <text:list xml:id="list9075065074751946328" text:style-name="L15">
        <text:list-item>
          <text:p text:style-name="P34">else:</text:p>
        </text:list-item>
      </text:list>
      <text:p text:style-name="P33"><text:tab/>Inserta recursivamente el nombre de los ancestros y de node en states y devuelve el <text:tab/>resultado.</text:p>
      <text:p text:style-name="P33"/>
      <text:p text:style-name="P14">EJERCICIO 11</text:p>
      <text:p text:style-name="P33"/>
      <text:p text:style-name="P33">(defun action-sequence (node) )</text:p>
      <text:p text:style-name="P33">Devuelve la llamada a la función <text:s/>action-sequence-aux que se llama con node y una lista vacia.</text:p>
      <text:p text:style-name="P33"/>
      <text:p text:style-name="P33">(defun action-sequence-aux (node actions))</text:p>
      <text:p text:style-name="P33"/>
      <text:list xml:id="list8021862327012309922" text:style-name="L16">
        <text:list-item>
          <text:p text:style-name="P35"><text:span text:style-name="T17">if no</text:span>de <text:span text:style-name="T17">= null</text:span>:</text:p>
          <text:list>
            <text:list-header>
              <text:p text:style-name="P35">Devuelve actions.</text:p>
            </text:list-header>
          </text:list>
        </text:list-item>
        <text:list-item>
          <text:p text:style-name="P35"><text:span text:style-name="T17">if</text:span> acción del nodo <text:span text:style-name="T17">= null</text:span>:</text:p>
          <text:list>
            <text:list-header>
              <text:p text:style-name="P35">Devuelve actions.</text:p>
            </text:list-header>
          </text:list>
        </text:list-item>
        <text:list-item>
          <text:p text:style-name="P35">else:</text:p>
          <text:list>
            <text:list-header>
              <text:p text:style-name="P35">Se llama recursivamente a si misma añadiendo en action todas las acciones de los nodos hasta el último ancestro.</text:p>
            </text:list-header>
          </text:list>
        </text:list-item>
      </text:list>
      <text:p text:style-name="P33"/>
      <text:p text:style-name="P14">EJERCICIO 12</text:p>
      <text:p text:style-name="P14"/>
      <text:p text:style-name="P36">(defun depth-first-node-compare-p (node-1 node-2))</text:p>
      <text:p text:style-name="P36"/>
      <text:list xml:id="list6171651149631598632" text:style-name="L17">
        <text:list-item>
          <text:p text:style-name="P37">if node-1 or node-2 = null:</text:p>
          <text:list>
            <text:list-header>
              <text:p text:style-name="P37">Devuelve NIL.</text:p>
            </text:list-header>
          </text:list>
        </text:list-item>
        <text:list-item>
          <text:p text:style-name="P37">else:</text:p>
          <text:list>
            <text:list-header>
              <text:p text:style-name="P37">Compara las profundidades de los dos nodos</text:p>
            </text:list-header>
            <text:list-item>
              <text:p text:style-name="P37">if node-1 &gt; node-2</text:p>
              <text:list>
                <text:list-item>
                  <text:list>
                    <text:list-header>
                      <text:p text:style-name="P37">T</text:p>
                    </text:list-header>
                  </text:list>
                </text:list-item>
              </text:list>
            </text:list-item>
            <text:list-item>
              <text:p text:style-name="P37">else:</text:p>
              <text:list>
                <text:list-item>
                  <text:list>
                    <text:list-header>
                      <text:p text:style-name="P37">NIL</text:p>
                    </text:list-header>
                  </text:list>
                </text:list-item>
              </text:list>
            </text:list-item>
          </text:list>
        </text:list-item>
      </text:list>
      <text:p text:style-name="P1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(defun depth-first-node-compare-p (node-1 node-2))</text:p>
      <text:p text:style-name="P36"/>
      <text:list xml:id="list194343604682432" text:continue-numbering="true" text:style-name="L17">
        <text:list-item>
          <text:p text:style-name="P37">if node-1 or node-2 = null:</text:p>
          <text:list>
            <text:list-header>
              <text:p text:style-name="P37">Devuelve NIL.</text:p>
            </text:list-header>
          </text:list>
        </text:list-item>
        <text:list-item>
          <text:p text:style-name="P37">else:</text:p>
          <text:list>
            <text:list-header>
              <text:p text:style-name="P37">Compara las profundidades de los dos nodos</text:p>
            </text:list-header>
            <text:list-item>
              <text:p text:style-name="P37">if node-1 &gt; node-2</text:p>
              <text:list>
                <text:list-item>
                  <text:list>
                    <text:list-header>
                      <text:p text:style-name="P37">NIL</text:p>
                    </text:list-header>
                  </text:list>
                </text:list-item>
              </text:list>
            </text:list-item>
            <text:list-item>
              <text:p text:style-name="P37">else:</text:p>
              <text:list>
                <text:list-item>
                  <text:list>
                    <text:list-header>
                      <text:p text:style-name="P37">T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7:20:32.183880153</meta:creation-date>
    <dc:date>2015-03-10T19:43:01.995492370</dc:date>
    <meta:editing-duration>PT33M2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6" meta:paragraph-count="109" meta:word-count="951" meta:character-count="5270" meta:non-whitespace-character-count="4454"/>
  </office:meta>
</office:document-meta>
</file>